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text-align="center" style:justify-single-word="false"/>
    </style:style>
    <style:style style:name="P6" style:family="paragraph" style:parent-style-name="Standard" style:list-style-name="L3">
      <style:paragraph-properties fo:text-align="center" style:justify-single-word="false"/>
    </style:style>
    <style:style style:name="P7" style:family="paragraph" style:parent-style-name="Standard" style:list-style-name="L6">
      <style:paragraph-properties fo:text-align="center" style:justify-single-word="false"/>
    </style:style>
    <style:style style:name="P8" style:family="paragraph" style:parent-style-name="Standard" style:list-style-name="L5"/>
    <style:style style:name="P9" style:family="paragraph" style:parent-style-name="Standard" style:list-style-name="L7"/>
    <style:style style:name="P10" style:family="paragraph" style:parent-style-name="Standard" style:list-style-name="L8"/>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HIER DES CHARGES</text:span><text:tab/></text:p>
      <text:p text:style-name="Standard"/>
      <text:p text:style-name="Standard"/>
      <text:p text:style-name="Standard"><text:tab/>1 – Introduction</text:p>
      <text:p text:style-name="Standard"><text:tab/><text:tab/>1.1 – Situation concurrentielle</text:p>
      <text:p text:style-name="Standard"><text:tab/>2 – Spécification générales</text:p>
      <text:p text:style-name="Standard"><text:tab/><text:tab/>2.1 – Objectifs poursuivis</text:p>
      <text:p text:style-name="Standard"><text:tab/>3 – <text:s/>Description d'une application</text:p>
      <text:p text:style-name="Standard"><text:tab/>4 – <text:s/>Attentes exigées</text:p>
      <text:p text:style-name="Standard"><text:tab/><text:tab/>4.1– Esthétique application</text:p>
      <text:p text:style-name="Standard"><text:tab/><text:tab/>4.2 – Menu navigation</text:p>
      <text:list xml:id="list187138488076871329" text:style-name="L5">
        <text:list-item>
          <text:list>
            <text:list-item>
              <text:p text:style-name="P8">– compte gestion de produit</text:p>
            </text:list-item>
          </text:list>
        </text:list-item>
      </text:list>
      <text:p text:style-name="Standard"><text:tab/>5 - Produit</text:p>
      <text:p text:style-name="Standard"><text:tab/>6 – Processus / achat</text:p>
      <text:p text:style-name="Standard"><text:tab/>7 – Annexes</text:p>
      <text:p text:style-name="Standard"/>
      <text:p text:style-name="Standard"/>
      <text:p text:style-name="P2"><text:tab/>I – INTRODUCTION</text:p>
      <text:p text:style-name="P2"/>
      <text:p text:style-name="Standard"><text:tab/>Crée en 2005, Titanium-Tech est une société de vente de matériel informatique, dont claviers, souris, écran, ordinateurs portable, ordinateurs fixe etc.</text:p>
      <text:p text:style-name="Standard">Elle compte 6 employés dont 3 vendeurs, une secrétaire, un manager et un directeur.</text:p>
      <text:p text:style-name="Standard"/>
      <text:p text:style-name="Standard">Le siège social de l'entreprise se situe à Magenta au 20 rue de la gazelle, dans un local de 100m² permettant de stocker l'ensemble des produits, mais se limite seulement à la vente en magasin.</text:p>
      <text:p text:style-name="Standard"/>
      <text:p text:style-name="Standard"><text:tab/>L'entreprise baigne dans une constante concurrence contre d'autres entreprises de vente informatique sur le territoire, cependant aucune d'elle ne propose encore un site d'e-commerce mettant en vente divers produits informatiques.</text:p>
      <text:p text:style-name="Standard"/>
      <text:p text:style-name="Standard"><text:tab/>II – <text:s/>OBJECTIF</text:p>
      <text:p text:style-name="Standard"/>
      <text:p text:style-name="Standard"><text:tab/>Le monde de l'informatique étant en constante évolution, la société Titanium-Tech souhaite</text:p>
      <text:p text:style-name="Standard">revoir son approche du client en incorporant à son système de vente un site d'e-commerce proposant ses produits en ligne touchant alors une clientèle plus large.</text:p>
      <text:p text:style-name="Standard">Elle vise pour l'instant les Dom-Tom et outre-mer français et pense élargir son champ géographique avec le temps.</text:p>
      <text:p text:style-name="Standard"/>
      <text:p text:style-name="Standard"/>
      <text:p text:style-name="Standard"/>
      <text:p text:style-name="Standard"><text:tab/>III – DESCRIPTION D'UNE APPLICATION</text:p>
      <text:p text:style-name="Standard"/>
      <text:p text:style-name="Standard"><text:tab/>L'application nommée Titanium-Tech permettra de proposer dans son catalogue un éventail de matériel informatique classé par catégorie.<text:line-break/>Les clients sont représentés par un numéro d'identification, un nom, prénom, numéro de téléphone, email, adresse, ville, quartier, code postal, un login, mot de passe(exemple dans l'annexe)</text:p>
      <text:p text:style-name="Standard">L'employé chargé de gérer l'administration de l'application possède un numéro d'employé, un nom, prénom, numéro de téléphone, email, adresse, ville, rue, code postal, boite postal, un login, mot de passe. (exemple présent dans l'annexe)</text:p>
      <text:p text:style-name="Standard">Les produits sont qualifiés par une catégorie, libellé, marque, quantité en stock, prix, disponibilité, description. (exemple dans l'annexe)</text:p>
      <text:p text:style-name="Standard"/>
      <text:p text:style-name="Standard"><text:soft-page-break/><text:tab/>Une fois l'achat effectué, l'application devra notifier par mail le client mentionnant le bon déroulement de l'achat et la facture jointe(exemple dans l'annexe).</text:p>
      <text:p text:style-name="Standard"><text:line-break/></text:p>
      <text:p text:style-name="Standard"/>
      <text:p text:style-name="Standard"><text:tab/>IV – ATTENTES EXIGEES</text:p>
      <text:p text:style-name="Standard"/>
      <text:list xml:id="list420438806606196825" text:style-name="L1">
        <text:list-item>
          <text:list>
            <text:list-item>
              <text:p text:style-name="P3">– Esthétique application</text:p>
            </text:list-item>
          </text:list>
        </text:list-item>
      </text:list>
      <text:p text:style-name="Standard"/>
      <text:p text:style-name="Standard"><text:s text:c="4"/>L'application présentera les couleurs dominante rouge et noir avec un background blanc(par défaut), à partir de cette base Titanium-Tech laisse libre imagination aux développeurs sur l'emplacement des couleurs.</text:p>
      <text:p text:style-name="Standard">Le logo sera situé dans une bannière en haut à gauche (logo dans l'annexe).</text:p>
      <text:p text:style-name="Standard"/>
      <text:list xml:id="list40376208" text:continue-numbering="true" text:style-name="L1">
        <text:list-item>
          <text:list>
            <text:list-item>
              <text:p text:style-name="P3">Menu navigation</text:p>
            </text:list-item>
          </text:list>
        </text:list-item>
      </text:list>
      <text:p text:style-name="Standard"/>
      <text:p text:style-name="Standard"><text:s text:c="4"/>Un menu de navigation sera présent en dessous de la bannière, de manière centré présentant alors les différents choix: </text:p>
      <text:p text:style-name="Standard"><text:tab/>- <text:s text:c="5"/>Accueil</text:p>
      <text:list xml:id="list2867021186766854862" text:style-name="L2">
        <text:list-item>
          <text:list>
            <text:list-item>
              <text:p text:style-name="P4">Catégorie</text:p>
            </text:list-item>
            <text:list-item>
              <text:p text:style-name="P4">Panier</text:p>
            </text:list-item>
            <text:list-item>
              <text:p text:style-name="P4">Compte </text:p>
            </text:list-item>
            <text:list-item>
              <text:p text:style-name="P4">contact</text:p>
            </text:list-item>
            <text:list-item>
              <text:p text:style-name="P4">Connexion / déconnexion</text:p>
            </text:list-item>
          </text:list>
        </text:list-item>
      </text:list>
      <text:p text:style-name="Standard"/>
      <text:p text:style-name="Standard"/>
      <text:p text:style-name="P1">ACCUEIL :</text:p>
      <text:p text:style-name="P1"/>
      <text:p text:style-name="P1"><text:s text:c="2"/>L'accueil présentera les catégories avec trois exemples de produits par catégories.</text:p>
      <text:p text:style-name="P1"/>
      <text:p text:style-name="P1"/>
      <text:p text:style-name="P1">CATEGORIE :</text:p>
      <text:p text:style-name="P1"><text:s/></text:p>
      <text:p text:style-name="P1"><text:s text:c="2"/>Le menu catégorie présentera un sous menu contentant les catégories suivantes :</text:p>
      <text:list xml:id="list1664068148892601713" text:style-name="L3">
        <text:list-item>
          <text:p text:style-name="P6">composant pc</text:p>
        </text:list-item>
        <text:list-item>
          <text:p text:style-name="P6">clavier</text:p>
        </text:list-item>
        <text:list-item>
          <text:p text:style-name="P6">souris</text:p>
        </text:list-item>
        <text:list-item>
          <text:p text:style-name="P6">écran</text:p>
        </text:list-item>
        <text:list-item>
          <text:p text:style-name="P6">ordinateurs</text:p>
        </text:list-item>
        <text:list-item>
          <text:p text:style-name="P6">ordinateur portables</text:p>
        </text:list-item>
      </text:list>
      <text:p text:style-name="P1"/>
      <text:p text:style-name="P1">Chaque pages présentent les produits en fonction de la catégorie choisie.</text:p>
      <text:p text:style-name="P1">Chaque produit son visible par une image, une bref description suivie du tarif et de sa disponibilité.<text:line-break/>Les produits peuvent être triez par prix, par marque.</text:p>
      <text:p text:style-name="P1"/>
      <text:p text:style-name="P1">PANIER :</text:p>
      <text:p text:style-name="P1"/>
      <text:p text:style-name="P1">Le menu Panier permet à l'utilisateur d'afficher tout les produits que celui-ci a ajouté à son panier, permettant alors de supprimer un produit ou d'en modifier la quantité.</text:p>
      <text:p text:style-name="P1">Un bouton «commander» sera disponible en dessous.<text:line-break/></text:p>
      <text:p text:style-name="P1"><text:soft-page-break/></text:p>
      <text:p text:style-name="P1">COMPTE :</text:p>
      <text:p text:style-name="P1"/>
      <text:p text:style-name="P1"><text:s text:c="2"/>Le menu compte permet au client d'afficher ses informations personnelles (mot de passe, nom, prénom etc) et de pouvoir les modifier si voulu, d’accéder à l'historique des ses achats (facture jointe).<text:line-break/>Un onglet « adresse facturation » permet d'ajouter une adresse de commande avec les informations ci-dessous :</text:p>
      <text:list xml:id="list776350684247385872" text:style-name="L6">
        <text:list-item>
          <text:p text:style-name="P7">nom</text:p>
        </text:list-item>
        <text:list-item>
          <text:p text:style-name="P7">prénom</text:p>
        </text:list-item>
        <text:list-item>
          <text:p text:style-name="P7">rue</text:p>
        </text:list-item>
        <text:list-item>
          <text:p text:style-name="P7">ville</text:p>
        </text:list-item>
        <text:list-item>
          <text:p text:style-name="P7">code postal</text:p>
        </text:list-item>
        <text:list-item>
          <text:p text:style-name="P7">pays</text:p>
        </text:list-item>
        <text:list-item>
          <text:p text:style-name="P7">téléphone portable</text:p>
        </text:list-item>
        <text:list-item>
          <text:p text:style-name="P7">téléphone fixe</text:p>
        </text:list-item>
        <text:list-item>
          <text:p text:style-name="P7">informations complémentaires</text:p>
        </text:list-item>
      </text:list>
      <text:p text:style-name="P1"/>
      <text:p text:style-name="P1">CONTACT :</text:p>
      <text:p text:style-name="P1"/>
      <text:p text:style-name="P1">Le menu contact permet à l'utilisateur d'envoyer un mail à Titanium-Tech (<text:a xlink:type="simple" xlink:href="mailto:titanium-tech@gmail.com" text:style-name="Internet_20_link" text:visited-style-name="Visited_20_Internet_20_Link">titanium-tech@gmail.com</text:a>) avec un titre, un objet et un message.<text:line-break/>En dessous le numéro de téléphone (845 637), numéro de fixe (285 669) et l'adresse sera visible.</text:p>
      <text:p text:style-name="P1"/>
      <text:p text:style-name="P1">CONNEXION / DECONNEXION :</text:p>
      <text:p text:style-name="P1"/>
      <text:p text:style-name="P1"><text:s text:c="2"/>L'utilisateur peut par le biais de ce bouton se connecter ou se déconnecter.</text:p>
      <text:p text:style-name="Standard"/>
      <text:p text:style-name="Standard"/>
      <text:list xml:id="list40354916" text:continue-list="list40376208" text:style-name="L1">
        <text:list-item>
          <text:list>
            <text:list-item>
              <text:p text:style-name="P3">- Compte gestion produit</text:p>
            </text:list-item>
          </text:list>
        </text:list-item>
      </text:list>
      <text:p text:style-name="Standard"/>
      <text:p text:style-name="Standard"><text:s text:c="2"/>Le compte utilisateur « tt » sera le compte de gestion de produit. </text:p>
      <text:p text:style-name="Standard">Le compte gestion de produit permettra à Titanium-Tech d'ajouter/modifier/supprimer des produits dans l'application.</text:p>
      <text:p text:style-name="Standard">Un nouvel onglet appelé « Gestion produit » sera disponible à cet effet dans le menu de navigation.</text:p>
      <text:p text:style-name="Standard"><text:s text:c="4"/></text:p>
      <text:p text:style-name="Standard"/>
      <text:p text:style-name="Standard"><text:tab/>V – PRODUIT</text:p>
      <text:p text:style-name="Standard"><text:line-break/>Après clique sur le produit une page lui est dédié mettant en valeur son image ,sa description, son prix et sa disponibilité.</text:p>
      <text:p text:style-name="Standard"/>
      <text:p text:style-name="Standard"><text:tab/>VI – PROCESSUS / ACHAT</text:p>
      <text:p text:style-name="Standard"/>
      <text:p text:style-name="Standard"><text:s text:c="2"/>Après validation des produits du panier en cliquant sur «commander», l'utilisateur spécifie les coordonnées d'envois s'il n'en possède pas ou alors un formulaire lui sera proposé.<text:line-break/>Après validation de l'adresse, deux livreur est proposé dont « chronopost » et « La poste » avec le tarif de chacun d'eux.</text:p>
      <text:p text:style-name="Standard">Après validation de la livraison vient le payement avec deux méthodes sous forme de question fermée dont  :</text:p>
      <text:list xml:id="list8954503129043396537" text:style-name="L7">
        <text:list-item>
          <text:p text:style-name="P9">CB</text:p>
        </text:list-item>
        <text:list-item>
          <text:p text:style-name="P9"><text:soft-page-break/>PAYPAL</text:p>
        </text:list-item>
      </text:list>
      <text:p text:style-name="Standard"/>
      <text:p text:style-name="Standard"/>
      <text:p text:style-name="Standard"><text:tab/>VII – ANNEXES</text:p>
      <text:p text:style-name="Standard"/>
      <text:list xml:id="list1816560856641529722" text:style-name="L8">
        <text:list-item>
          <text:p text:style-name="P10">Exemple facture (facture.odt)</text:p>
        </text:list-item>
        <text:list-item>
          <text:p text:style-name="P10">Exemple fiche client (fiche client.odt)</text:p>
        </text:list-item>
        <text:list-item>
          <text:p text:style-name="P10">Exemple fiche employe (fiche employe.odt)</text:p>
        </text:list-item>
        <text:list-item>
          <text:p text:style-name="P10">Logo Titanium-Tech (logo.p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verick lafont</meta:initial-creator>
    <meta:creation-date>2018-03-22T07:18:42.28</meta:creation-date>
    <dc:date>2018-04-15T20:17:26.44</dc:date>
    <dc:creator>maverick lafont</dc:creator>
    <meta:editing-duration>PT8H4M25S</meta:editing-duration>
    <meta:editing-cycles>88</meta:editing-cycles>
    <meta:generator>OpenOffice/4.1.5$Win32 OpenOffice.org_project/415m1$Build-9789</meta:generator>
    <meta:document-statistic meta:table-count="0" meta:image-count="0" meta:object-count="0" meta:page-count="4" meta:paragraph-count="88" meta:word-count="840" meta:character-count="5351"/>
  </office:meta>
</office:document-meta>
</file>